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19984" calcext:value-type="float">
            <text:p>29.1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784" calcext:value-type="float">
            <text:p>28.4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0152" calcext:value-type="float">
            <text:p>27.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21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20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8608" calcext:value-type="float">
            <text:p>25.7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72512" calcext:value-type="float">
            <text:p>25.7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9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6032" calcext:value-type="float">
            <text:p>25.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8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6312" calcext:value-type="float">
            <text:p>24.9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6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4496" calcext:value-type="float">
            <text:p>24.4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6208" calcext:value-type="float">
            <text:p>24.2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17064" calcext:value-type="float">
            <text:p>24.17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344" calcext:value-type="float">
            <text:p>23.7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744" calcext:value-type="float">
            <text:p>23.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76856" calcext:value-type="float">
            <text:p>22.76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552" calcext:value-type="float">
            <text:p>22.5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1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1888" calcext:value-type="float">
            <text:p>21.5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91512" calcext:value-type="float">
            <text:p>21.91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0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5144" calcext:value-type="float">
            <text:p>22.9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0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0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4936" calcext:value-type="float">
            <text:p>21.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5416" calcext:value-type="float">
            <text:p>21.8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9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9696" calcext:value-type="float">
            <text:p>21.3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9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9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4456" calcext:value-type="float">
            <text:p>21.2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8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54352" calcext:value-type="float">
            <text:p>20.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8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33016" calcext:value-type="float">
            <text:p>20.3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7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0552" calcext:value-type="float">
            <text:p>21.3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0112" calcext:value-type="float">
            <text:p>24.2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6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52472" calcext:value-type="float">
            <text:p>22.5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6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6408" calcext:value-type="float">
            <text:p>21.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5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09216" calcext:value-type="float">
            <text:p>21.0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264" calcext:value-type="float">
            <text:p>20.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3496" calcext:value-type="float">
            <text:p>20.63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3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60448" calcext:value-type="float">
            <text:p>20.6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6888" calcext:value-type="float">
            <text:p>24.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1168" calcext:value-type="float">
            <text:p>20.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3405</text:p>
          </table:table-cell>
          <table:table-cell office:value-type="string" calcext:value-type="string">
            <text:p>TWDB:1203405</text:p>
          </table:table-cell>
          <table:table-cell office:value-type="string" calcext:value-type="string">
            <text:p>2000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7192" calcext:value-type="float">
            <text:p>19.1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0" meta:object-count="0"/>
    <meta:user-defined meta:name="AppVersion">3.0</meta:user-defined>
  </office:meta>
</office:document-meta>
</file>